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color="#ffffff"/>
    </style:style>
    <style:style style:name="P4" style:family="paragraph" style:parent-style-name="Text_20_body">
      <style:paragraph-properties fo:line-height="100%"/>
      <style:text-properties fo:color="#ffffff" officeooo:rsid="04af6545" officeooo:paragraph-rsid="04af6545"/>
    </style:style>
    <style:style style:name="P5" style:family="paragraph" style:parent-style-name="Text_20_body">
      <style:text-properties fo:color="#ffffff" officeooo:rsid="05830722" officeooo:paragraph-rsid="05830722"/>
    </style:style>
    <style:style style:name="P6" style:family="paragraph" style:parent-style-name="Text_20_body" style:list-style-name="L1">
      <style:text-properties fo:color="#ffffff" officeooo:rsid="05830722" officeooo:paragraph-rsid="05830722"/>
    </style:style>
    <style:style style:name="P7" style:family="paragraph" style:parent-style-name="Text_20_body">
      <style:text-properties fo:color="#ffffff" fo:font-weight="normal" officeooo:rsid="05830722" officeooo:paragraph-rsid="05830722" style:font-weight-asian="normal" style:font-weight-complex="normal"/>
    </style:style>
    <style:style style:name="P8" style:family="paragraph" style:parent-style-name="Text_20_body">
      <style:text-properties fo:color="#ffffff" officeooo:rsid="054277b2" officeooo:paragraph-rsid="05510f7d"/>
    </style:style>
    <style:style style:name="P9" style:family="paragraph" style:parent-style-name="Text_20_body">
      <style:text-properties fo:color="#ffffff" officeooo:rsid="060f128b" officeooo:paragraph-rsid="05995f01"/>
    </style:style>
    <style:style style:name="P10" style:family="paragraph" style:parent-style-name="Text_20_body" style:list-style-name="L3">
      <style:text-properties fo:color="#ffffff" officeooo:rsid="060f128b" officeooo:paragraph-rsid="05995f01"/>
    </style:style>
    <style:style style:name="P11" style:family="paragraph" style:parent-style-name="Text_20_body" style:list-style-name="L3">
      <style:text-properties fo:color="#ffffff" fo:font-weight="bold" officeooo:rsid="060f128b" officeooo:paragraph-rsid="05995f01" style:font-weight-asian="bold" style:font-weight-complex="bold"/>
    </style:style>
    <style:style style:name="P12" style:family="paragraph" style:parent-style-name="Text_20_body">
      <style:paragraph-properties fo:text-align="end" style:justify-single-word="false" style:writing-mode="rl-tb"/>
      <style:text-properties fo:color="#ffffff" style:text-position="0% 100%" officeooo:rsid="0585ebea" officeooo:paragraph-rsid="0585ebea"/>
    </style:style>
    <style:style style:name="P13" style:family="paragraph" style:parent-style-name="Text_20_body">
      <style:paragraph-properties fo:text-align="end" style:justify-single-word="false" style:writing-mode="rl-tb"/>
      <style:text-properties fo:color="#ffffff" style:text-position="0% 100%" officeooo:rsid="058d8a55" officeooo:paragraph-rsid="058d8a55"/>
    </style:style>
    <style:style style:name="P14" style:family="paragraph" style:parent-style-name="Text_20_body" style:list-style-name="L2">
      <style:paragraph-properties fo:text-align="end" style:justify-single-word="false" style:writing-mode="rl-tb"/>
      <style:text-properties fo:color="#ffffff" style:text-position="0% 100%" officeooo:rsid="058696ee" officeooo:paragraph-rsid="059143aa"/>
    </style:style>
    <style:style style:name="P15" style:family="paragraph" style:parent-style-name="Text_20_body">
      <style:paragraph-properties fo:text-align="end" style:justify-single-word="false" style:writing-mode="rl-tb"/>
      <style:text-properties fo:color="#ffffff" style:text-position="0% 100%" officeooo:rsid="057c5569" officeooo:paragraph-rsid="05995f01"/>
    </style:style>
    <style:style style:name="P16" style:family="paragraph" style:parent-style-name="Text_20_body">
      <style:paragraph-properties fo:text-align="end" style:justify-single-word="false" style:writing-mode="rl-tb"/>
      <style:text-properties fo:color="#ffffff" officeooo:rsid="0585ebea" officeooo:paragraph-rsid="0585ebea"/>
    </style:style>
    <style:style style:name="P17" style:family="paragraph" style:parent-style-name="Text_20_body">
      <style:paragraph-properties fo:text-align="end" style:justify-single-word="false" style:writing-mode="rl-tb"/>
      <style:text-properties fo:color="#ffffff" officeooo:rsid="058696ee" officeooo:paragraph-rsid="058696ee"/>
    </style:style>
    <style:style style:name="P18" style:family="paragraph" style:parent-style-name="Text_20_body" style:list-style-name="L2">
      <style:paragraph-properties fo:text-align="end" style:justify-single-word="false" style:writing-mode="rl-tb"/>
      <style:text-properties fo:color="#ffffff" officeooo:paragraph-rsid="058e42d4"/>
    </style:style>
    <style:style style:name="P19" style:family="paragraph" style:parent-style-name="Text_20_body">
      <style:paragraph-properties fo:text-align="end" style:justify-single-word="false" style:writing-mode="rl-tb"/>
      <style:text-properties fo:color="#ffffff" officeooo:rsid="057c5569" officeooo:paragraph-rsid="05995f01"/>
    </style:style>
    <style:style style:name="P20" style:family="paragraph" style:parent-style-name="Text_20_body" style:list-style-name="L4">
      <style:paragraph-properties fo:text-align="end" style:justify-single-word="false" style:writing-mode="rl-tb"/>
      <style:text-properties fo:color="#ffffff" officeooo:rsid="057c5569" officeooo:paragraph-rsid="05995f01"/>
    </style:style>
    <style:style style:name="P21" style:family="paragraph" style:parent-style-name="Text_20_body" style:list-style-name="L5">
      <style:paragraph-properties fo:text-align="start" style:justify-single-word="false" style:writing-mode="lr-tb"/>
      <style:text-properties officeooo:paragraph-rsid="0596224c"/>
    </style:style>
    <style:style style:name="P22" style:family="paragraph" style:parent-style-name="Text_20_body">
      <style:paragraph-properties fo:text-align="start" style:justify-single-word="false" style:writing-mode="lr-tb"/>
      <style:text-properties fo:color="#ffffff" officeooo:rsid="0585ebea" officeooo:paragraph-rsid="0585ebea"/>
    </style:style>
    <style:style style:name="P23" style:family="paragraph" style:parent-style-name="Text_20_body">
      <style:paragraph-properties fo:text-align="start" style:justify-single-word="false" style:writing-mode="lr-tb"/>
      <style:text-properties fo:color="#ffffff" style:text-position="0% 100%" officeooo:rsid="058696ee" officeooo:paragraph-rsid="058696ee"/>
    </style:style>
    <style:style style:name="P24" style:family="paragraph" style:parent-style-name="Text_20_body">
      <style:paragraph-properties fo:text-align="start" style:justify-single-word="false" style:writing-mode="lr-tb"/>
      <style:text-properties fo:color="#ffffff" style:text-position="0% 100%" officeooo:rsid="050f744d" officeooo:paragraph-rsid="0596224c"/>
    </style:style>
    <style:style style:name="P25" style:family="paragraph" style:parent-style-name="Heading_20_1">
      <style:paragraph-properties fo:line-height="100%"/>
      <style:text-properties fo:color="#ffffff" officeooo:rsid="04af6545" officeooo:paragraph-rsid="057e19f6"/>
    </style:style>
    <style:style style:name="P26" style:family="paragraph" style:parent-style-name="Heading_20_2">
      <style:text-properties fo:color="#ffffff"/>
    </style:style>
    <style:style style:name="P27" style:family="paragraph" style:parent-style-name="Heading_20_2">
      <style:paragraph-properties fo:text-align="end" style:justify-single-word="false" style:writing-mode="rl-tb"/>
      <style:text-properties fo:color="#ffffff" officeooo:rsid="052623dc" officeooo:paragraph-rsid="05510f7d"/>
    </style:style>
    <style:style style:name="P28" style:family="paragraph" style:parent-style-name="Heading_20_2">
      <style:paragraph-properties fo:text-align="end" style:justify-single-word="false" style:writing-mode="rl-tb"/>
      <style:text-properties fo:color="#ffffff" officeooo:rsid="052623dc" officeooo:paragraph-rsid="0585ebea"/>
    </style:style>
    <style:style style:name="P29" style:family="paragraph" style:parent-style-name="Heading_20_2">
      <style:paragraph-properties fo:text-align="end" style:justify-single-word="false" style:writing-mode="rl-tb"/>
      <style:text-properties fo:color="#ffffff" officeooo:rsid="052ad1a0" officeooo:paragraph-rsid="05995f01"/>
    </style:style>
    <style:style style:name="P30" style:family="paragraph" style:parent-style-name="Heading_20_2">
      <style:paragraph-properties fo:break-before="page"/>
      <style:text-properties fo:color="#ffffff"/>
    </style:style>
    <style:style style:name="P31" style:family="paragraph" style:parent-style-name="Heading_20_3" style:list-style-name="L5">
      <style:paragraph-properties fo:line-height="100%" fo:text-align="start" style:justify-single-word="false" style:writing-mode="lr-tb"/>
      <style:text-properties officeooo:paragraph-rsid="0596224c"/>
    </style:style>
    <style:style style:name="T1" style:family="text">
      <style:text-properties style:text-position="0% 100%"/>
    </style:style>
    <style:style style:name="T2" style:family="text">
      <style:text-properties style:text-position="0% 100%" officeooo:rsid="0526c858"/>
    </style:style>
    <style:style style:name="T3" style:family="text">
      <style:text-properties style:text-position="0% 100%" officeooo:rsid="053d3269"/>
    </style:style>
    <style:style style:name="T4" style:family="text">
      <style:text-properties style:text-position="0% 100%" officeooo:rsid="0585ebea"/>
    </style:style>
    <style:style style:name="T5" style:family="text">
      <style:text-properties style:text-position="0% 100%" officeooo:rsid="058696ee"/>
    </style:style>
    <style:style style:name="T6" style:family="text">
      <style:text-properties style:text-position="0% 100%" officeooo:rsid="0589ecae"/>
    </style:style>
    <style:style style:name="T7" style:family="text">
      <style:text-properties style:text-position="0% 100%" officeooo:rsid="058a8887"/>
    </style:style>
    <style:style style:name="T8" style:family="text">
      <style:text-properties style:text-position="0% 100%" officeooo:rsid="058e42d4"/>
    </style:style>
    <style:style style:name="T9" style:family="text">
      <style:text-properties style:text-position="0% 100%" officeooo:rsid="058d8a55"/>
    </style:style>
    <style:style style:name="T10" style:family="text">
      <style:text-properties style:text-position="0% 100%" officeooo:rsid="059419bf"/>
    </style:style>
    <style:style style:name="T11" style:family="text">
      <style:text-properties style:text-position="0% 100%" officeooo:rsid="059d3023"/>
    </style:style>
    <style:style style:name="T12" style:family="text">
      <style:text-properties officeooo:rsid="05226f8d"/>
    </style:style>
    <style:style style:name="T13" style:family="text">
      <style:text-properties officeooo:rsid="052c9289"/>
    </style:style>
    <style:style style:name="T14" style:family="text">
      <style:text-properties officeooo:rsid="054740c5"/>
    </style:style>
    <style:style style:name="T15" style:family="text">
      <style:text-properties officeooo:rsid="054277b2"/>
    </style:style>
    <style:style style:name="T16" style:family="text">
      <style:text-properties officeooo:rsid="0550dfd7"/>
    </style:style>
    <style:style style:name="T17" style:family="text">
      <style:text-properties officeooo:rsid="056c292d"/>
    </style:style>
    <style:style style:name="T18" style:family="text">
      <style:text-properties officeooo:rsid="056e2f5e"/>
    </style:style>
    <style:style style:name="T19" style:family="text">
      <style:text-properties officeooo:rsid="05928d26"/>
    </style:style>
    <style:style style:name="T20" style:family="text">
      <style:text-properties officeooo:rsid="044d6347"/>
    </style:style>
    <style:style style:name="T21" style:family="text">
      <style:text-properties style:font-name="Times New Roman" fo:font-style="normal" fo:font-weight="normal" officeooo:rsid="0536befe" style:font-style-asian="normal" style:font-weight-asian="normal" style:font-style-complex="normal" style:font-weight-complex="normal"/>
    </style:style>
    <style:style style:name="T22" style:family="text">
      <style:text-properties style:font-name="Times New Roman" fo:font-style="normal" fo:font-weight="normal" officeooo:rsid="053809d1" style:font-style-asian="normal" style:font-weight-asian="normal" style:font-style-complex="normal" style:font-weight-complex="normal"/>
    </style:style>
    <style:style style:name="T23" style:family="text">
      <style:text-properties style:font-name="David CLM" fo:font-style="normal" officeooo:rsid="071ebc14" style:font-style-asian="normal" style:font-name-complex="David CLM" style:font-style-complex="normal"/>
    </style:style>
    <style:style style:name="T24" style:family="text">
      <style:text-properties style:font-name="David CLM" fo:font-style="normal" officeooo:rsid="0722200f" style:font-style-asian="normal" style:font-name-complex="David CLM" style:font-style-complex="normal"/>
    </style:style>
    <style:style style:name="T25" style:family="text">
      <style:text-properties style:font-name="David CLM" fo:font-style="normal" officeooo:rsid="0536befe" style:font-style-asian="normal" style:font-name-complex="David CLM" style:font-style-complex="normal"/>
    </style:style>
    <style:style style:name="T26" style:family="text">
      <style:text-properties style:font-name="David CLM" fo:font-style="normal" officeooo:rsid="05ede1b6" style:font-style-asian="normal" style:font-name-complex="David CLM" style:font-style-complex="normal"/>
    </style:style>
    <style:style style:name="T27" style:family="text">
      <style:text-properties style:font-name="David CLM" fo:font-style="normal" fo:font-weight="normal" officeooo:rsid="0536befe" style:font-style-asian="normal" style:font-weight-asian="normal" style:font-name-complex="David CLM" style:font-style-complex="normal" style:font-weight-complex="normal"/>
    </style:style>
    <style:style style:name="T28" style:family="text">
      <style:text-properties style:font-name="David CLM" fo:font-style="normal" fo:font-weight="normal" officeooo:rsid="0722200f" style:font-style-asian="normal" style:font-weight-asian="normal" style:font-name-complex="David CLM" style:font-style-complex="normal" style:font-weight-complex="normal"/>
    </style:style>
    <style:style style:name="T29" style:family="text">
      <style:text-properties style:font-name="David CLM" fo:font-style="normal" fo:font-weight="bold" officeooo:rsid="0536befe" style:font-style-asian="normal" style:font-name-complex="David CLM" style:font-style-complex="normal"/>
    </style:style>
    <style:style style:name="T30" style:family="text">
      <style:text-properties officeooo:rsid="057c39d8"/>
    </style:style>
    <style:style style:name="T31" style:family="text">
      <style:text-properties fo:font-weight="normal" officeooo:rsid="057c39d8" style:font-weight-asian="normal" style:font-weight-complex="normal"/>
    </style:style>
    <style:style style:name="T32" style:family="text">
      <style:text-properties officeooo:rsid="059a6ff2"/>
    </style:style>
    <style:style style:name="T33" style:family="text">
      <style:text-properties officeooo:rsid="059b9eec"/>
    </style:style>
    <style:style style:name="T34" style:family="text">
      <style:text-properties officeooo:rsid="059d3023"/>
    </style:style>
    <style:style style:name="T35" style:family="text">
      <style:text-properties fo:color="#ffffff" style:font-name="Times New Roman" fo:font-style="normal" fo:font-weight="normal" officeooo:rsid="0536befe" style:font-style-asian="normal" style:font-weight-asian="normal" style:font-style-complex="normal" style:font-weight-complex="normal"/>
    </style:style>
    <style:style style:name="T36" style:family="text">
      <style:text-properties fo:color="#ffffff" style:font-name="Times New Roman" fo:font-style="normal" fo:font-weight="normal" officeooo:rsid="053809d1" style:font-style-asian="normal" style:font-weight-asian="normal" style:font-style-complex="normal" style:font-weight-complex="normal"/>
    </style:style>
    <style:style style:name="T37" style:family="text">
      <style:text-properties fo:color="#ffffff" style:font-name="David CLM" fo:font-style="normal" officeooo:rsid="071ebc14" style:font-style-asian="normal" style:font-name-complex="David CLM" style:font-style-complex="normal"/>
    </style:style>
    <style:style style:name="T38" style:family="text">
      <style:text-properties fo:color="#ffffff" style:font-name="David CLM" fo:font-style="normal" officeooo:rsid="0722200f" style:font-style-asian="normal" style:font-name-complex="David CLM" style:font-style-complex="normal"/>
    </style:style>
    <style:style style:name="T39" style:family="text">
      <style:text-properties fo:color="#ffffff" style:font-name="David CLM" fo:font-style="normal" officeooo:rsid="0536befe" style:font-style-asian="normal" style:font-name-complex="David CLM" style:font-style-complex="normal"/>
    </style:style>
    <style:style style:name="T40" style:family="text">
      <style:text-properties fo:color="#ffffff" style:font-name="David CLM" fo:font-style="normal" officeooo:rsid="05ede1b6" style:font-style-asian="normal" style:font-name-complex="David CLM" style:font-style-complex="normal"/>
    </style:style>
    <style:style style:name="T41" style:family="text">
      <style:text-properties fo:color="#ffffff" style:font-name="David CLM" fo:font-style="normal" fo:font-weight="normal" officeooo:rsid="0536befe" style:font-style-asian="normal" style:font-weight-asian="normal" style:font-name-complex="David CLM" style:font-style-complex="normal" style:font-weight-complex="normal"/>
    </style:style>
    <style:style style:name="T42" style:family="text">
      <style:text-properties fo:color="#ffffff" style:font-name="David CLM" fo:font-style="normal" fo:font-weight="normal" officeooo:rsid="0722200f" style:font-style-asian="normal" style:font-weight-asian="normal" style:font-name-complex="David CLM" style:font-style-complex="normal" style:font-weight-complex="normal"/>
    </style:style>
    <style:style style:name="T43" style:family="text">
      <style:text-properties fo:color="#ffffff" style:font-name="David CLM" fo:font-style="normal" fo:font-weight="bold" officeooo:rsid="0536befe" style:font-style-asian="normal" style:font-name-complex="David CLM" style:font-style-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12">מטלה</text:span> <text:span text:style-name="T13">- מכרזים: וק"ג, פירסום, מיירסון</text:span></text:h>
      <text:p text:style-name="P4">יש לענות על שאלה אחת לבחירתכם.</text:p>
      <text:p text:style-name="P4"/>
      <text:p text:style-name="P26">שאלה <text:span text:style-name="T16">1</text:span>: <text:span text:style-name="T14">שוק דו-צדדי</text:span></text:p>
      <text:p text:style-name="P5">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5">מוכר אחד מגיע לשוק עם חפץ אחד. ערך החפץ בעיני המוכר הוא s.</text:p>
      <text:p text:style-name="P5">קונה אחד מגיע לשוק, הוא רואה את החפץ וחושב שהוא שווה b.</text:p>
      <text:p text:style-name="P5">אתם, מנהלי השוק, צריכים להחליט:</text:p>
      <text:list xml:id="list1039139156" text:style-name="L1">
        <text:list-item>
          <text:p text:style-name="P6">א. האם המוכר ייתן את החפץ לקונה, או יחזור עם החפץ הביתה?</text:p>
        </text:list-item>
        <text:list-item>
          <text:p text:style-name="P6">ב. כמה כסף ישלם הקונה?</text:p>
        </text:list-item>
        <text:list-item>
          <text:p text:style-name="P6">ג. כמה כסף יקבל המוכר?</text:p>
        </text:list-item>
        <text:list-item>
          <text:p text:style-name="P6">ד. כמה כסף יישאר לכם בכיס כ"דמי תיווך"?</text:p>
        </text:list-item>
      </text:list>
      <text:p text:style-name="P7">הציעו מכרז אמיתי ויעיל-פארטו, המבוסס על VCG, לפתרון הבעיה. הסבירו בפירוט מה יעשה המכרז בכל אחד מהסעיפים א עד ד. <text:s/>מה הבעיה במכרז זה?</text:p>
      <text:p text:style-name="P27">שאלה<text:span text:style-name="T19"> 2</text:span>: <text:span text:style-name="T15">הפיכת אלגוריתם למכרז</text:span></text:p>
      <text:p text:style-name="P8">מיצאו אלגוריתם נוסף שאתם מכירים<text:span text:style-name="T18">, שונה מהאלגוריתמים שנלמדו בכיתה</text:span>, שאפשר להפוך אותו <text:span text:style-name="T32">למכרז</text:span>. תארו <text:span text:style-name="T17">בפירוט </text:span>את הקלט <text:span text:style-name="T33">למכרז</text:span>, את הערכים של המשתתפים, את כלל-הבחירה ואת כלל-התשלום.</text:p>
      <text:p text:style-name="P28"><text:span text:style-name="T2">שאלה</text:span><text:span text:style-name="T3"> </text:span><text:span text:style-name="T11">3</text:span><text:span text:style-name="T2">: </text:span><text:span text:style-name="T4">תיכנות </text:span><text:span text:style-name="T10">- כלל-התשלום של מיירסון</text:span></text:p>
      <text:p text:style-name="P3"><text:span text:style-name="T4">נ</text:span><text:span text:style-name="T1">תו</text:span><text:span text:style-name="T4">נה פונקציה המייצגת כלל-בחירה. כותרת הפונקציה בפסאודו-Java היא:</text:span></text:p>
      <text:p text:style-name="P22"><text:span text:style-name="T1">bool[] choice</text:span><text:span text:style-name="T5">s</text:span><text:span text:style-name="T1"> (int[] values);</text:span></text:p>
      <text:p text:style-name="P12">הפונקציה מקבלת כקלט וקטור של מספרים המייצגים את הערכים של השחקנים. אנחנו מניחים שכל הערכים הם מספרים שלמים. <text:s text:c="2"/>הפונקציה מחזירה כפלט וקטור בוליאני המחזיר, לגבי כל שחקן, האם הוא <text:s/>נבחר או לא.</text:p>
      <text:p text:style-name="P16"><text:span text:style-name="T1">כיתבו פונקציה </text:span><text:span text:style-name="T6">המייצגת </text:span><text:span text:style-name="T1">את כלל-התשלום המתאים</text:span><text:span text:style-name="T5">,</text:span><text:span text:style-name="T1"> לפי </text:span><text:span text:style-name="T5">משפט </text:span><text:span text:style-name="T1">מיירסון</text:span><text:span text:style-name="T5">. כותרת הפונקציה:</text:span></text:p>
      <text:p text:style-name="P23">int[] payments (int[] values);</text:p>
      <text:p text:style-name="P17"><text:span text:style-name="T1">הפונקציה מקבלת כקלט את וקטור הערכים (כמו הפונקציה הקודמת), ומחזירה את וקטור </text:span><text:span text:style-name="T7">התשלומים</text:span><text:span text:style-name="T6"> </text:span><text:span text:style-name="T1">- מעוגלים למספר שלם</text:span><text:span text:style-name="T7">.</text:span></text:p>
      <text:p text:style-name="P13">הערות:</text:p>
      <text:list xml:id="list835517563" text:style-name="L2">
        <text:list-item>
          <text:p text:style-name="P14"><text:soft-page-break/>אם הפונקציה מגלה שכלל-הבחירה אינו מונוטוני - היא צריכה לזרוק חריגה.</text:p>
        </text:list-item>
        <text:list-item>
          <text:p text:style-name="P18"><text:span text:style-name="T9">לא חייבים לכתוב בשפת Java תקנית - אפשר לכתוב בשפה אחרת או פסאודו-קוד, </text:span><text:span text:style-name="T8">העיקר שיהיה ברור מה עשיתם</text:span><text:span text:style-name="T9">. </text:span><text:span text:style-name="T8">אפשר </text:span><text:span text:style-name="T9">להמציא פונקציות בסיסיות לטיפול במערכים לפי הצורך, </text:span><text:span text:style-name="T8">בתנאי שמסבירים </text:span><text:span text:style-name="T9">מה הן עושות.</text:span></text:p>
        </text:list-item>
      </text:list>
      <text:p text:style-name="P29">שאלה <text:span text:style-name="T34">4</text:span>: בעיית תחנת המוניות עם נהגים אסטרטגיים</text:p>
      <text:p text:style-name="P9">בתחנת מוניות עובדים שלושה נהגים. כל נהג נמצא עכשיו במקום אחר. התחנה מקבלת בו-זמנית שלוש פניות מנוסעים הנמצאים במקומות שונים. התחנה צריכה להחליט איזה נהג לשלוח לאיזה נוסע. הנתונים:</text:p>
      <text:list xml:id="list3537297489" text:style-name="L3">
        <text:list-item>
          <text:p text:style-name="P10">המרחק בין נהג i לבין נוסע j הוא: d[i,j] (ק"מ). </text:p>
        </text:list-item>
        <text:list-item>
          <text:p text:style-name="P11"><text:span text:style-name="T30">התחנה לא יודעת איפה נמצא כל נהג, ולכן לא יודעת את d[i,j]. <text:s/></text:span><text:span text:style-name="T31">הערך הזה ידוע רק לנהג i.</text:span></text:p>
        </text:list-item>
        <text:list-item>
          <text:p text:style-name="P10">מחיר של דלק לקילומטר הוא p (ש"ח).</text:p>
        </text:list-item>
      </text:list>
      <text:p text:style-name="P19">תארו אלגוריתם להתאמת נוסעים לנהגים, עם התכונות הבאות:</text:p>
      <text:list xml:id="list1551727570" text:style-name="L4">
        <text:list-item>
          <text:p text:style-name="P20">לכל נהג i כדאי לדווח את המרחק האמיתי בינו לבין כל נוסע (d[i,j] לכל j).</text:p>
        </text:list-item>
        <text:list-item>
          <text:p text:style-name="P20">האלגוריתם מוצא את ההשמה הזולה ביותר של נהגים לנוסעים.</text:p>
        </text:list-item>
      </text:list>
      <text:p text:style-name="P19">הדגימו את פעולת האלגוריתם: הסבירו מה מדווחים הנהגים, איזו השמה מחשב האלגוריתם, וכמה כל אחד משלם/מקבל.</text:p>
      <text:p text:style-name="P15"/>
      <text:p text:style-name="P30">מאמרים<text:span text:style-name="T20"> להרחבה ולמטלת רשות</text:span></text:p>
      <text:list xml:id="list3340998106" text:style-name="L5">
        <text:list-item>
          <text:p text:style-name="P21"><text:span text:style-name="Citation"><text:span text:style-name="T35">N Nisan, A Rone</text:span></text:span><text:span text:style-name="Citation"><text:span text:style-name="T36">n (2001): "</text:span></text:span><text:bookmark text:name="t1lPa5nCWBAJ"/><text:a xlink:type="simple" xlink:href="https://www.sciencedirect.com/science/article/pii/S089982569990790X" text:style-name="Internet_20_link" text:visited-style-name="Visited_20_Internet_20_Link"><text:span text:style-name="Citation">Algorithmic mechanism design</text:span></text:a><text:a xlink:type="simple" xlink:href="https://www.sciencedirect.com/science/article/pii/S089982569990790X" text:style-name="Internet_20_link" text:visited-style-name="Visited_20_Internet_20_Link"><text:span text:style-name="Citation">‏</text:span></text:a><text:span text:style-name="T36">"</text:span></text:p>
        </text:list-item>
        <text:list-item>
          <text:p text:style-name="P31"><text:span text:style-name="Citation"><text:span text:style-name="T37">D</text:span></text:span><text:span text:style-name="Citation"><text:span text:style-name="T38">. Mishra et al (2014): "</text:span></text:span><text:bookmark text:name="HQ-UyGS8-ekJ"/><text:a xlink:type="simple" xlink:href="https://www.sciencedirect.com/science/article/pii/S0022053114000866" text:style-name="Internet_20_link" text:visited-style-name="Visited_20_Internet_20_Link"><text:span text:style-name="Citation"><text:span text:style-name="T39">Multidimensional </text:span></text:span></text:a><text:a xlink:type="simple" xlink:href="https://www.sciencedirect.com/science/article/pii/S0022053114000866" text:style-name="Internet_20_link" text:visited-style-name="Visited_20_Internet_20_Link"><text:span text:style-name="Citation"><text:span text:style-name="T41">mechanism</text:span></text:span></text:a><text:a xlink:type="simple" xlink:href="https://www.sciencedirect.com/science/article/pii/S0022053114000866" text:style-name="Internet_20_link" text:visited-style-name="Visited_20_Internet_20_Link"><text:span text:style-name="Citation"><text:span text:style-name="T43"> </text:span></text:span></text:a><text:a xlink:type="simple" xlink:href="https://www.sciencedirect.com/science/article/pii/S0022053114000866" text:style-name="Internet_20_link" text:visited-style-name="Visited_20_Internet_20_Link"><text:span text:style-name="Citation"><text:span text:style-name="T39">design in single peaked type spaces‏</text:span></text:span></text:a><text:span text:style-name="Citation"><text:span text:style-name="T38">"</text:span></text:span></text:p>
        </text:list-item>
        <text:list-item>
          <text:p text:style-name="P31"><text:bookmark text:name="KmdI4IFv_J0J"/><text:span text:style-name="Citation"><text:span text:style-name="T40">T. Roughgarden and I Talgam-Cohen (2019): "</text:span></text:span><text:a xlink:type="simple" xlink:href="https://arxiv.org/abs/1812.11896" text:style-name="Internet_20_link" text:visited-style-name="Visited_20_Internet_20_Link"><text:span text:style-name="Citation"><text:span text:style-name="T38">Approximately optimal mechanism design‏</text:span></text:span></text:a><text:span text:style-name="Citation"><text:span text:style-name="T40">"</text:span></text:span></text:p>
        </text:list-item>
        <text:list-item>
          <text:p text:style-name="P31"><text:span text:style-name="Citation"><text:span text:style-name="T40">Chakrabarty and Swamy (2014): "</text:span></text:span><text:a xlink:type="simple" xlink:href="https://dl.acm.org/citation.cfm?id=2554810" text:style-name="Internet_20_link" text:visited-style-name="Visited_20_Internet_20_Link"><text:span text:style-name="Citation"><text:span text:style-name="T42">Welfare maximization and truthfulness in mechanism design with ordinal preferences‏</text:span></text:span></text:a><text:span text:style-name="Citation"><text:span text:style-name="T40">"</text:span></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10T12:49:41.565953862</dc:date>
    <meta:editing-duration>P11DT8H26M44S</meta:editing-duration>
    <meta:editing-cycles>1270</meta:editing-cycles>
    <meta:document-statistic meta:table-count="0" meta:image-count="0" meta:object-count="0" meta:page-count="3" meta:paragraph-count="40" meta:word-count="490" meta:character-count="2781" meta:non-whitespace-character-count="2340"/>
  </office:meta>
</office:document-meta>
</file>